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solid" draw:fill-color="#dddddd" draw:textarea-vertical-align="middle"/>
    </style:style>
    <style:style style:name="gr2" style:family="graphic" style:parent-style-name="objectwithoutfill">
      <style:graphic-properties svg:stroke-color="#dddddd" draw:fill="solid" draw:fill-color="#b2b2b2" draw:textarea-vertical-align="middl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fo:min-height="0.75cm" fo:min-width="0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 fo:min-height="0.75cm" fo:min-width="0cm"/>
    </style:style>
    <style:style style:name="gr5" style:family="graphic" style:parent-style-name="standard">
      <style:graphic-properties draw:fill="solid" draw:fill-color="#009999" draw:textarea-horizontal-align="justify" draw:textarea-vertical-align="middle" draw:auto-grow-height="false" fo:min-height="0.75cm" fo:min-width="0cm"/>
    </style:style>
    <style:style style:name="gr6" style:family="graphic" style:parent-style-name="standard">
      <style:graphic-properties draw:fill="solid" draw:fill-color="#99cc66" draw:textarea-horizontal-align="justify" draw:textarea-vertical-align="middle" draw:auto-grow-height="false" fo:min-height="0.75cm" fo:min-width="0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0.75cm" fo:min-width="0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75cm" fo:min-width="0cm"/>
    </style:style>
    <style:style style:name="gr9" style:family="graphic" style:parent-style-name="standard">
      <style:graphic-properties draw:fill="solid" draw:fill-color="#ffcccc" draw:textarea-horizontal-align="justify" draw:textarea-vertical-align="middle" draw:auto-grow-height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fo:min-height="0.517cm"/>
    </style:style>
    <style:style style:name="gr11" style:family="graphic" style:parent-style-name="standard">
      <style:graphic-properties draw:stroke="none" svg:stroke-color="#000000" draw:fill="none" draw:fill-color="#ffffff" fo:min-height="0.617cm"/>
    </style:style>
    <style:style style:name="gr12" style:family="graphic" style:parent-style-name="standard">
      <style:graphic-properties draw:stroke="none" svg:stroke-color="#000000" draw:fill="none" draw:fill-color="#ffffff" fo:min-height="1.033cm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 fo:min-height="0.75cm" fo:min-width="0cm"/>
    </style:style>
    <style:style style:name="gr14" style:family="graphic" style:parent-style-name="standard">
      <style:graphic-properties draw:fill="none" draw:fill-color="#ccccff" draw:textarea-horizontal-align="justify" draw:textarea-vertical-align="middle" draw:auto-grow-height="false" fo:min-height="0.75cm" fo:min-width="2cm"/>
    </style:style>
    <style:style style:name="gr15" style:family="graphic" style:parent-style-name="standard">
      <style:graphic-properties draw:fill="none" draw:fill-color="#ccccff" draw:textarea-horizontal-align="justify" draw:textarea-vertical-align="middle" draw:auto-grow-height="false" fo:min-height="0.75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75cm" fo:min-width="5.5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0.75cm" fo:min-width="5.5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1.248cm" fo:min-width="2.45cm" fo:padding-top="0.15cm" fo:padding-bottom="0.15cm" fo:padding-left="0.275cm" fo:padding-right="0.275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draw:marker-end="Short_20_line_20_Arrow" draw:marker-end-width="0.2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05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75cm" fo:min-width="19.5cm"/>
    </style:style>
    <style:style style:name="P1" style:family="paragraph">
      <loext:graphic-properties draw:fill="solid" draw:fill-color="#dddddd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loext:graphic-properties draw:fill="solid" draw:fill-color="#b2b2b2"/>
      <style:paragraph-properties fo:margin-left="0cm" fo:margin-right="1cm" fo:margin-top="1cm" fo:margin-bottom="1cm" fo:text-align="center" fo:text-indent="0cm" style:writing-mode="lr-tb"/>
    </style:style>
    <style:style style:name="P3" style:family="paragraph">
      <loext:graphic-properties draw:fill="solid" draw:fill-color="#ccccff"/>
      <style:paragraph-properties fo:margin-left="0cm" fo:margin-right="1cm" fo:margin-top="1cm" fo:margin-bottom="1cm" fo:text-align="center" fo:text-indent="0cm" style:writing-mode="lr-tb"/>
    </style:style>
    <style:style style:name="P4" style:family="paragraph">
      <loext:graphic-properties draw:fill="solid" draw:fill-color="#00cccc"/>
      <style:paragraph-properties fo:margin-left="0cm" fo:margin-right="1cm" fo:margin-top="1cm" fo:margin-bottom="1cm" fo:text-align="center" fo:text-indent="0cm" style:writing-mode="lr-tb"/>
    </style:style>
    <style:style style:name="P5" style:family="paragraph">
      <loext:graphic-properties draw:fill="solid" draw:fill-color="#009999"/>
      <style:paragraph-properties fo:margin-left="0cm" fo:margin-right="1cm" fo:margin-top="1cm" fo:margin-bottom="1cm" fo:text-align="center" fo:text-indent="0cm" style:writing-mode="lr-tb"/>
    </style:style>
    <style:style style:name="P6" style:family="paragraph">
      <loext:graphic-properties draw:fill="solid" draw:fill-color="#99cc66"/>
      <style:paragraph-properties fo:margin-left="0cm" fo:margin-right="1cm" fo:margin-top="1cm" fo:margin-bottom="1cm" fo:text-align="center" fo:text-indent="0cm" style:writing-mode="lr-tb"/>
    </style:style>
    <style:style style:name="P7" style:family="paragraph">
      <loext:graphic-properties draw:fill="solid" draw:fill-color="#ffffcc"/>
      <style:paragraph-properties fo:margin-left="0cm" fo:margin-right="1cm" fo:margin-top="1cm" fo:margin-bottom="1cm" fo:text-align="center" fo:text-indent="0cm" style:writing-mode="lr-tb"/>
    </style:style>
    <style:style style:name="P8" style:family="paragraph">
      <loext:graphic-properties draw:fill="solid" draw:fill-color="#ffcc99"/>
      <style:paragraph-properties fo:margin-left="0cm" fo:margin-right="1cm" fo:margin-top="1cm" fo:margin-bottom="1cm" fo:text-align="center" fo:text-indent="0cm" style:writing-mode="lr-tb"/>
    </style:style>
    <style:style style:name="P9" style:family="paragraph">
      <loext:graphic-properties draw:fill="solid" draw:fill-color="#ffcccc"/>
      <style:paragraph-properties fo:margin-left="0cm" fo:margin-right="1cm" fo:margin-top="1cm" fo:margin-bottom="1cm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style:font-name="Calibri1" fo:font-size="12pt" style:font-size-asian="18pt" style:font-size-complex="18pt"/>
    </style:style>
    <style:style style:name="P11" style:family="paragraph">
      <loext:graphic-properties draw:fill="solid" draw:fill-color="#ffff99"/>
      <style:paragraph-properties fo:margin-left="0cm" fo:margin-right="1cm" fo:margin-top="1cm" fo:margin-bottom="1cm" fo:text-align="center" fo:text-indent="0cm" style:writing-mode="lr-tb"/>
    </style:style>
    <style:style style:name="P12" style:family="paragraph">
      <loext:graphic-properties draw:fill="none" draw:fill-color="#ccccff"/>
      <style:paragraph-properties fo:margin-left="0cm" fo:margin-right="1cm" fo:margin-top="1cm" fo:margin-bottom="1cm" fo:text-align="center" fo:text-indent="0cm" style:writing-mode="lr-tb"/>
    </style:style>
    <style:style style:name="P13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style:font-name="Calibri1" fo:font-size="12pt" fo:font-style="italic" style:font-size-asian="18pt" style:font-style-asian="italic" style:font-size-complex="18pt" style:font-style-complex="italic"/>
    </style:style>
    <style:style style:name="P16" style:family="paragraph">
      <loext:graphic-properties draw:fill="solid" draw:fill-color="#000000"/>
      <style:paragraph-properties fo:margin-left="0cm" fo:margin-right="1cm" fo:margin-top="1cm" fo:margin-bottom="1cm" fo:text-align="center" fo:text-indent="0cm" style:writing-mode="lr-tb"/>
    </style:style>
    <style:style style:name="T1" style:family="text">
      <style:text-properties style:font-name="Calibri1" fo:font-size="12pt" style:font-size-asian="18pt" style:font-size-complex="18pt"/>
    </style:style>
    <style:style style:name="T2" style:family="text">
      <style:text-properties style:font-name="Calibri1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999cm" svg:height="20.999cm" draw:transform="rotate (-1.5707963267949) translate (22cm 3cm)" svg:viewBox="0 0 2000 21000" draw:points="0,21000 2000,20000 2000,0 0,1000">
          <text:p/>
        </draw:polygon>
        <draw:polygon draw:style-name="gr1" draw:text-style-name="P1" draw:layer="layout" svg:width="1.999cm" svg:height="16.999cm" draw:transform="rotate (-1.5707963267949) translate (20cm 8.99999999999998cm)" svg:viewBox="0 0 2000 17000" draw:points="0,17000 2000,16000 2000,0 0,14000">
          <text:p/>
        </draw:polygon>
        <draw:polygon draw:style-name="gr2" draw:text-style-name="P2" draw:layer="layout" svg:width="1.999cm" svg:height="2.999cm" draw:transform="rotate (-1.5707963267949) translate (6cm 9cm)" svg:viewBox="0 0 2000 3000" draw:points="0,3000 2000,2000 2000,0 0,2500">
          <text:p/>
        </draw:polygon>
        <draw:polygon draw:style-name="gr1" draw:text-style-name="P1" draw:layer="layout" svg:width="1.999cm" svg:height="6.999cm" draw:transform="rotate (-1.5707963267949) translate (9cm 5.99999999999999cm)" svg:viewBox="0 0 2000 7000" draw:points="0,7000 2000,6000 2000,0 0,1000">
          <text:p/>
        </draw:polygon>
        <draw:custom-shape draw:style-name="gr3" draw:text-style-name="P3" draw:layer="layout" svg:width="0.5cm" svg:height="1cm" svg:x="4cm" svg:y="1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cm" svg:x="4.5cm" svg:y="1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cm" svg:x="5cm" svg:y="1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cm" svg:x="5.5cm" svg:y="11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cm" svg:x="6cm" svg:y="11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cm" svg:x="6.5cm" svg:y="11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cm" svg:x="7cm" svg:y="11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cm" svg:x="7.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8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8.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9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9.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0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0.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1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1.5cm" svg:y="11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1cm" svg:x="12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2.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3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3.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4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4.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5.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6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6.5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7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cm" svg:x="17.5cm" svg:y="11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1cm" svg:x="18cm" svg:y="11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1cm" svg:x="18.5cm" svg:y="11.0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1cm" svg:x="19cm" svg:y="11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cm" svg:height="1cm" svg:x="19.5cm" svg:y="11.00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0.6cm" svg:height="0.767cm" svg:x="17.9cm" svg:y="11.101cm">
          <draw:text-box>
            <text:p><text:span text:style-name="T1">V</text:span></text:p>
          </draw:text-box>
        </draw:frame>
        <draw:frame draw:style-name="gr10" draw:text-style-name="P10" draw:layer="layout" svg:width="0.6cm" svg:height="0.767cm" svg:x="18.4cm" svg:y="11.102cm">
          <draw:text-box>
            <text:p><text:span text:style-name="T1">U</text:span></text:p>
          </draw:text-box>
        </draw:frame>
        <draw:frame draw:style-name="gr10" draw:text-style-name="P10" draw:layer="layout" svg:width="0.6cm" svg:height="0.767cm" svg:x="18.9cm" svg:y="11.103cm">
          <draw:text-box>
            <text:p><text:span text:style-name="T1">C</text:span></text:p>
          </draw:text-box>
        </draw:frame>
        <draw:frame draw:style-name="gr10" draw:text-style-name="P10" draw:layer="layout" svg:width="0.6cm" svg:height="0.767cm" svg:x="19.4cm" svg:y="11.104cm">
          <draw:text-box>
            <text:p><text:span text:style-name="T1">P</text:span></text:p>
          </draw:text-box>
        </draw:frame>
        <draw:frame draw:style-name="gr11" draw:text-style-name="P10" draw:layer="layout" svg:width="4.1cm" svg:height="0.867cm" svg:x="11.4cm" svg:y="11.134cm">
          <draw:text-box>
            <text:p><text:span text:style-name="T1">20-bit audio sample</text:span></text:p>
          </draw:text-box>
        </draw:frame>
        <draw:frame draw:style-name="gr11" draw:text-style-name="P10" draw:layer="layout" svg:width="2.3cm" svg:height="0.867cm" svg:x="3.9cm" svg:y="11.101cm">
          <draw:text-box>
            <text:p><text:span text:style-name="T1">preamble</text:span></text:p>
          </draw:text-box>
        </draw:frame>
        <draw:frame draw:style-name="gr12" draw:text-style-name="P10" draw:layer="layout" svg:width="2.3cm" svg:height="1.283cm" svg:x="6cm" svg:y="10.865cm">
          <draw:text-box>
            <text:p><text:span text:style-name="T1">Aux or <text:s/>audio bits</text:span></text:p>
          </draw:text-box>
        </draw:frame>
        <draw:frame draw:style-name="gr10" draw:text-style-name="P10" draw:layer="layout" svg:width="0.6cm" svg:height="0.767cm" svg:x="3.9cm" svg:y="10.301cm">
          <draw:text-box>
            <text:p><text:span text:style-name="T1">0</text:span></text:p>
          </draw:text-box>
        </draw:frame>
        <draw:frame draw:style-name="gr10" draw:text-style-name="P10" draw:layer="layout" svg:width="0.6cm" svg:height="0.767cm" svg:x="5.9cm" svg:y="10.302cm">
          <draw:text-box>
            <text:p><text:span text:style-name="T1">4</text:span></text:p>
          </draw:text-box>
        </draw:frame>
        <draw:frame draw:style-name="gr10" draw:text-style-name="P10" draw:layer="layout" svg:width="0.6cm" svg:height="0.767cm" svg:x="7.9cm" svg:y="10.303cm">
          <draw:text-box>
            <text:p><text:span text:style-name="T1">8</text:span></text:p>
          </draw:text-box>
        </draw:frame>
        <draw:frame draw:style-name="gr12" draw:text-style-name="P10" draw:layer="layout" svg:width="1cm" svg:height="1.283cm" svg:x="17.8cm" svg:y="10.304cm">
          <draw:text-box>
            <text:p><text:span text:style-name="T1">28</text:span></text:p>
          </draw:text-box>
        </draw:frame>
        <draw:frame draw:style-name="gr12" draw:text-style-name="P10" draw:layer="layout" svg:width="1cm" svg:height="1.283cm" svg:x="19.272cm" svg:y="10.305cm">
          <draw:text-box>
            <text:p><text:span text:style-name="T1">31</text:span></text:p>
          </draw:text-box>
        </draw:frame>
        <draw:custom-shape draw:style-name="gr13" draw:text-style-name="P11" draw:layer="layout" svg:width="0.5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1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1cm" svg:x="6.5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1cm" svg:x="9.5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1cm" svg:x="12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1cm" svg:x="12.5cm" svg:y="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0.6cm" svg:height="0.767cm" svg:x="2.9cm" svg:y="8.1cm">
          <draw:text-box>
            <text:p><text:span text:style-name="T1">Z</text:span></text:p>
          </draw:text-box>
        </draw:frame>
        <draw:frame draw:style-name="gr10" draw:text-style-name="P10" draw:layer="layout" svg:width="0.6cm" svg:height="0.767cm" svg:x="5.9cm" svg:y="8.101cm">
          <draw:text-box>
            <text:p><text:span text:style-name="T1">Y</text:span></text:p>
          </draw:text-box>
        </draw:frame>
        <draw:frame draw:style-name="gr10" draw:text-style-name="P10" draw:layer="layout" svg:width="0.6cm" svg:height="0.767cm" svg:x="8.9cm" svg:y="8.102cm">
          <draw:text-box>
            <text:p><text:span text:style-name="T1">X</text:span></text:p>
          </draw:text-box>
        </draw:frame>
        <draw:frame draw:style-name="gr10" draw:text-style-name="P10" draw:layer="layout" svg:width="0.6cm" svg:height="0.767cm" svg:x="11.9cm" svg:y="8.103cm">
          <draw:text-box>
            <text:p><text:span text:style-name="T1">Y</text:span></text:p>
          </draw:text-box>
        </draw:frame>
        <draw:custom-shape draw:style-name="gr15" draw:text-style-name="P12" draw:layer="layout" svg:width="0.5cm" svg:height="1cm" svg:x="17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1cm" svg:x="17.5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1cm" svg:x="20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1cm" svg:x="20.5cm" svg:y="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0.6cm" svg:height="0.767cm" svg:x="16.9cm" svg:y="8.102cm">
          <draw:text-box>
            <text:p><text:span text:style-name="T1">X</text:span></text:p>
          </draw:text-box>
        </draw:frame>
        <draw:frame draw:style-name="gr10" draw:text-style-name="P10" draw:layer="layout" svg:width="0.6cm" svg:height="0.767cm" svg:x="19.9cm" svg:y="8.103cm">
          <draw:text-box>
            <text:p><text:span text:style-name="T1">Y</text:span></text:p>
          </draw:text-box>
        </draw:frame>
        <draw:custom-shape draw:style-name="gr13" draw:text-style-name="P11" draw:layer="layout" svg:width="0.5cm" svg:height="1cm" svg:x="23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1cm" svg:x="23.5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1cm" svg:x="26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1cm" svg:x="26.5cm" svg:y="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0.6cm" svg:height="0.767cm" svg:x="22.9cm" svg:y="8.102cm">
          <draw:text-box>
            <text:p><text:span text:style-name="T1">Z</text:span></text:p>
          </draw:text-box>
        </draw:frame>
        <draw:frame draw:style-name="gr10" draw:text-style-name="P10" draw:layer="layout" svg:width="0.6cm" svg:height="0.767cm" svg:x="25.9cm" svg:y="8.103cm">
          <draw:text-box>
            <text:p><text:span text:style-name="T1">Y</text:span></text:p>
          </draw:text-box>
        </draw:frame>
        <draw:frame draw:style-name="gr10" draw:text-style-name="P10" draw:layer="layout" svg:width="1.7cm" svg:height="0.767cm" svg:x="3.8cm" svg:y="8.101cm">
          <draw:text-box>
            <text:p><text:span text:style-name="T1">Chan 1</text:span></text:p>
          </draw:text-box>
        </draw:frame>
        <draw:frame draw:style-name="gr10" draw:text-style-name="P10" draw:layer="layout" svg:width="1.7cm" svg:height="0.767cm" svg:x="6.8cm" svg:y="8.102cm">
          <draw:text-box>
            <text:p><text:span text:style-name="T1">Chan 2</text:span></text:p>
          </draw:text-box>
        </draw:frame>
        <draw:frame draw:style-name="gr10" draw:text-style-name="P10" draw:layer="layout" svg:width="1.7cm" svg:height="0.767cm" svg:x="9.8cm" svg:y="8.103cm">
          <draw:text-box>
            <text:p><text:span text:style-name="T1">Chan 1</text:span></text:p>
          </draw:text-box>
        </draw:frame>
        <draw:frame draw:style-name="gr10" draw:text-style-name="P10" draw:layer="layout" svg:width="1.7cm" svg:height="0.767cm" svg:x="12.7cm" svg:y="8.104cm">
          <draw:text-box>
            <text:p><text:span text:style-name="T1">Chan 2</text:span></text:p>
          </draw:text-box>
        </draw:frame>
        <draw:frame draw:style-name="gr10" draw:text-style-name="P10" draw:layer="layout" svg:width="1.7cm" svg:height="0.767cm" svg:x="17.8cm" svg:y="8.105cm">
          <draw:text-box>
            <text:p><text:span text:style-name="T1">Chan 1</text:span></text:p>
          </draw:text-box>
        </draw:frame>
        <draw:frame draw:style-name="gr10" draw:text-style-name="P10" draw:layer="layout" svg:width="1.7cm" svg:height="0.767cm" svg:x="20.9cm" svg:y="8.106cm">
          <draw:text-box>
            <text:p><text:span text:style-name="T1">Chan 2</text:span></text:p>
          </draw:text-box>
        </draw:frame>
        <draw:frame draw:style-name="gr10" draw:text-style-name="P10" draw:layer="layout" svg:width="1.7cm" svg:height="0.767cm" svg:x="23.8cm" svg:y="8.107cm">
          <draw:text-box>
            <text:p><text:span text:style-name="T1">Chan 1</text:span></text:p>
          </draw:text-box>
        </draw:frame>
        <draw:frame draw:style-name="gr10" draw:text-style-name="P10" draw:layer="layout" svg:width="1.7cm" svg:height="0.767cm" svg:x="26.7cm" svg:y="8.108cm">
          <draw:text-box>
            <text:p><text:span text:style-name="T1">Chan 2</text:span></text:p>
          </draw:text-box>
        </draw:frame>
        <draw:custom-shape draw:style-name="gr16" draw:text-style-name="P13" draw:layer="layout" svg:width="6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cm" svg:height="1cm" svg:x="16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cm" svg:height="1cm" svg:x="22cm" svg:y="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cm" svg:height="0.8cm" svg:x="3.9cm" svg:y="5.1cm">
          <draw:text-box>
            <text:p><text:span text:style-name="T1">Frame 0</text:span></text:p>
          </draw:text-box>
        </draw:frame>
        <draw:custom-shape draw:style-name="gr18" draw:text-style-name="P13" draw:layer="layout" svg:width="6cm" svg:height="1cm" svg:x="2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2.5cm" svg:height="1.283cm" svg:x="2.8cm" svg:y="7.333cm">
          <draw:text-box>
            <text:p text:style-name="P14"><text:span text:style-name="T2">Sub-frame</text:span></text:p>
          </draw:text-box>
        </draw:frame>
        <draw:custom-shape draw:style-name="gr19" draw:text-style-name="P13" draw:layer="layout" svg:width="3cm" svg:height="1.548cm" svg:x="3cm" svg:y="7.45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2cm" svg:height="0.8cm" svg:x="10cm" svg:y="5.1cm">
          <draw:text-box>
            <text:p><text:span text:style-name="T1">Frame 1</text:span></text:p>
          </draw:text-box>
        </draw:frame>
        <draw:frame draw:style-name="gr17" draw:text-style-name="P10" draw:layer="layout" svg:width="2.4cm" svg:height="0.8cm" svg:x="23.9cm" svg:y="5.1cm">
          <draw:text-box>
            <text:p><text:span text:style-name="T1">Frame 192</text:span></text:p>
          </draw:text-box>
        </draw:frame>
        <draw:line draw:style-name="gr20" draw:text-style-name="P13" draw:layer="layout" svg:x1="16cm" svg:y1="6cm" svg:x2="17cm" svg:y2="8cm">
          <text:p/>
        </draw:line>
        <draw:line draw:style-name="gr20" draw:text-style-name="P13" draw:layer="layout" svg:x1="22cm" svg:y1="6cm" svg:x2="23cm" svg:y2="8cm">
          <text:p/>
        </draw:line>
        <draw:line draw:style-name="gr20" draw:text-style-name="P13" draw:layer="layout" svg:x1="28cm" svg:y1="6cm" svg:x2="29cm" svg:y2="8cm">
          <text:p/>
        </draw:line>
        <draw:g>
          <draw:custom-shape draw:style-name="gr21" draw:text-style-name="P16" draw:layer="layout" svg:width="0.2cm" svg:height="0.2cm" svg:x="15.598cm" svg:y="8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16" draw:layer="layout" svg:width="0.2cm" svg:height="0.2cm" svg:x="15.899cm" svg:y="8.4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16" draw:layer="layout" svg:width="0.2cm" svg:height="0.2cm" svg:x="16.2cm" svg:y="8.4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1" draw:text-style-name="P16" draw:layer="layout" svg:width="0.2cm" svg:height="0.2cm" svg:x="14.598cm" svg:y="5.3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16" draw:layer="layout" svg:width="0.2cm" svg:height="0.2cm" svg:x="14.899cm" svg:y="5.3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16" draw:layer="layout" svg:width="0.2cm" svg:height="0.2cm" svg:x="15.2cm" svg:y="5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22" draw:text-style-name="P13" draw:layer="layout" svg:x1="24cm" svg:y1="9.9cm" svg:x2="23.3cm" svg:y2="8.9cm">
          <text:p/>
        </draw:line>
        <draw:frame draw:style-name="gr23" draw:text-style-name="P15" draw:layer="layout" svg:width="4.3cm" svg:height="1.3cm" svg:x="24cm" svg:y="9.9cm">
          <draw:text-box>
            <text:p><text:span text:style-name="T2">Every 192 frames the start preamble is a Z.</text:span></text:p>
          </draw:text-box>
        </draw:frame>
        <draw:frame draw:style-name="gr12" draw:text-style-name="P10" draw:layer="layout" svg:width="2.4cm" svg:height="1.283cm" svg:x="18.1cm" svg:y="5.1cm">
          <draw:text-box>
            <text:p><text:span text:style-name="T1">Frame 191</text:span></text:p>
          </draw:text-box>
        </draw:frame>
        <draw:custom-shape draw:style-name="gr24" draw:text-style-name="P13" draw:layer="layout" svg:width="20cm" svg:height="1cm" svg:x="1cm" svg:y="2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16" draw:layer="layout" svg:width="0.2cm" svg:height="0.2cm" svg:x="21.598cm" svg:y="2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16" draw:layer="layout" svg:width="0.2cm" svg:height="0.2cm" svg:x="21.899cm" svg:y="2.4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16" draw:layer="layout" svg:width="0.2cm" svg:height="0.2cm" svg:x="22.2cm" svg:y="2.4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7" draw:text-style-name="P10" draw:layer="layout" svg:width="2cm" svg:height="0.8cm" svg:x="9cm" svg:y="2.1cm">
          <draw:text-box>
            <text:p><text:span text:style-name="T1">Block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1:23:44.903000000</meta:creation-date>
    <dc:date>2016-09-28T12:06:03.075000000</dc:date>
    <meta:editing-duration>PT21M46S</meta:editing-duration>
    <meta:editing-cycles>3</meta:editing-cycles>
    <meta:generator>LibreOffice/5.2.0.4$Windows_x86 LibreOffice_project/066b007f5ebcc236395c7d282ba488bca6720265</meta:generator>
    <meta:document-statistic meta:object-count="110"/>
  </office:meta>
</office:document-meta>
</file>